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33600003098CF6895BB.wmf"/>
  <manifest:file-entry manifest:media-type="" manifest:full-path="Pictures/2000000700005B0C00002A5AC58676FB.wmf"/>
  <manifest:file-entry manifest:media-type="" manifest:full-path="Pictures/2000000700005B4200003156353B7F9C.wmf"/>
  <manifest:file-entry manifest:media-type="" manifest:full-path="Pictures/20000007000060A800002966B31D3C65.wmf"/>
  <manifest:file-entry manifest:media-type="" manifest:full-path="Pictures/2000000700005EDB00002BBAEFF6F163.wmf"/>
  <manifest:file-entry manifest:media-type="" manifest:full-path="Pictures/20000007000056630000246CF45A265B.wmf"/>
  <manifest:file-entry manifest:media-type="" manifest:full-path="Pictures/20000007000058D200002BD570486DFD.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NewBskvll BT" svg:font-family="'NewBskvll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Century Gothic'"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Contents_20_3">
      <style:paragraph-properties>
        <style:tab-stops>
          <style:tab-stop style:position="14.721cm" style:type="right" style:leader-style="dotted" style:leader-text="."/>
        </style:tab-stops>
      </style:paragraph-properties>
    </style:style>
    <style:style style:name="P10" style:family="paragraph" style:parent-style-name="Heading_20_1">
      <style:paragraph-properties fo:break-before="page"/>
    </style:style>
    <style:style style:name="P11" style:family="paragraph" style:parent-style-name="Text_20_body" style:list-style-name="WW8Num50"/>
    <style:style style:name="P12" style:family="paragraph" style:parent-style-name="Caption">
      <style:paragraph-properties fo:text-align="center" style:justify-single-word="false"/>
    </style:style>
    <style:style style:name="P13" style:family="paragraph" style:parent-style-name="Heading_20_4">
      <style:text-properties fo:language="en" fo:country="GB"/>
    </style:style>
    <style:style style:name="P14" style:family="paragraph" style:parent-style-name="Text_20_body" style:list-style-name="WW8Num77"/>
    <style:style style:name="P15" style:family="paragraph" style:parent-style-name="Heading_20_4">
      <style:paragraph-properties fo:margin-left="0cm" fo:margin-right="0cm" fo:margin-top="0.494cm" fo:margin-bottom="0.494cm" fo:text-indent="0cm" style:auto-text-indent="false"/>
      <style:text-properties fo:language="en" fo:country="GB"/>
    </style:style>
    <style:style style:name="P16" style:family="paragraph" style:parent-style-name="Text_20_body" style:list-style-name="WW8Num51"/>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parent-style-name="Strong_20_Emphasis">
      <style:text-properties fo:font-weight="normal" style:font-weight-asian="normal"/>
    </style:style>
    <style:style style:name="T4" style:family="text">
      <style:text-properties fo:color="#000000"/>
    </style:style>
    <style:style style:name="T5" style:family="text" style:parent-style-name="Internet_20_link">
      <style:text-properties style:font-name-asian="Times New Roman"/>
    </style:style>
    <style:style style:name="T6" style:family="text">
      <style:text-properties fo:color="#0000ff" style:text-underline-style="solid" style:text-underline-width="auto" style:text-underline-color="font-color"/>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list-level-style-number>
      <text:list-level-style-number text:level="4" style:num-suffix="." style:num-format="1" text:display-levels="4">
        <style:list-level-properties text:space-before="3.745cm" text:min-label-width="1.24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Conversion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 TietoEnator</text:p>
        </draw:text-box>
      </draw:frame>
      <draw:frame draw:style-name="fr2" draw:name="PublishedFrame" text:anchor-type="page" text:anchor-page-number="1" svg:y="17.5cm" svg:width="15.498cm" style:rel-width="100%" draw:z-index="3">
        <draw:text-box fo:min-height="0.499cm">
          <text:p text:style-name="Cover_20_-_20_title_20_3"><text:span text:style-name="T1">January </text:span>2004</text:p>
          <text:p text:style-name="P1">Version 0.2</text:p>
        </draw:text-box>
      </draw:frame>
      <draw:frame draw:style-name="fr3" draw:name="ReportTypeFrame" text:anchor-type="page" text:anchor-page-number="1" svg:width="15.498cm" style:rel-width="100%" draw:z-index="4">
        <draw:text-box fo:min-height="0.499cm">
          <text:p text:style-name="P2"><text:span text:style-name="T2">User Manual</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7cm" svg:height="0.507cm" svg:x="14.811cm" svg:y="21.035cm" svg:viewBox="0 0 208 508" svg:d="m206 97c-1-30-5-60-10-88l-2-9-7 7c-21 19-42 41-62 65-102 131-133 305-123 415v3h3c7 2 13 4 20 6s12 5 19 7l2 3 3-3c92-71 159-242 157-406z">
                  <text:p/>
                </draw:path>
                <draw:path draw:style-name="gr5" draw:text-style-name="P3" svg:width="0.16cm" svg:height="0.525cm" svg:x="14.628cm" svg:y="21.001cm" svg:viewBox="0 0 161 526" svg:d="m41 7-6-7-3 9c-11 26-20 56-27 86-13 163-1 341 74 425l2 4 4-2c7-2 12-2 19-3s12-2 21-2h2l4-2c51-106 33-286-43-432-14-27-30-53-47-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49cm" svg:x="14cm" svg:y="21.652cm" svg:viewBox="0 0 533 150" svg:d="m526 108 1-2v-4c0-7 0-12 0-17s2-14 4-21v-4l-4-2c-93-59-275-69-434-46-29 9-58 20-82 34l-11 3 9 6c25 16 51 30 81 40 153 66 335 71 436 13z">
                  <text:p/>
                </draw:path>
                <draw:path draw:style-name="gr5" draw:text-style-name="P3" svg:width="0.5cm" svg:height="0.228cm" svg:x="14.056cm" svg:y="21.821cm" svg:viewBox="0 0 501 229" svg:d="m496 46 3-4-3-1c-4-6-6-11-9-18s-5-12-7-19v-2l-4-2c-114-1-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3" office:value-type="string">
            <text:p text:style-name="Table_20_Contents">0.2</text:p>
          </table:table-cell>
          <table:table-cell table:style-name="Versions-management.A3" office:value-type="string">
            <text:p text:style-name="Table_20_Contents">19.01.2004</text:p>
          </table:table-cell>
          <table:table-cell table:style-name="Versions-management.A3" office:value-type="string">
            <text:p text:style-name="Table_20_Contents">Reorganized chapters + wording + “User groups” changed to “User roles”</text:p>
          </table:table-cell>
          <table:table-cell table:style-name="Versions-management.A3" office:value-type="string">
            <text:p text:style-name="Table_20_Contents">Enriko Käsper</text:p>
          </table:table-cell>
        </table:table-row>
      </table:table>
      <text:p text:style-name="P5"/>
      <text:p text:style-name="P6">Project manager: </text:p>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Conversion Service<text:tab/> <text:a xlink:type="simple" xlink:href="#1.Conversion Service|outline" text:style-name="Default" text:visited-style-name="Default">4</text:a></text:p>
          <text:p text:style-name="P7">2. <text:s text:c="2"/>User functionality<text:tab/> <text:a xlink:type="simple" xlink:href="#2.User functionality|outline" text:style-name="Default" text:visited-style-name="Default">4</text:a></text:p>
          <text:p text:style-name="P8">2.1. <text:s text:c="2"/>Stylesheet Repository<text:tab/><text:a xlink:type="simple" xlink:href="#2.1.Stylesheet Repository|outline" text:style-name="Default" text:visited-style-name="Default">4</text:a></text:p>
          <text:p text:style-name="P9">2.1.1. <text:s text:c="2"/>Browse stylesheets<text:tab/><text:a xlink:type="simple" xlink:href="#2.1.1.Browse stylesheets|outline" text:style-name="Default" text:visited-style-name="Default">5</text:a></text:p>
          <text:p text:style-name="P9">2.1.2. <text:s text:c="2"/>View XML Schema stylesheets<text:tab/><text:a xlink:type="simple" xlink:href="#2.1.2.View XML Schema stylesheets|outline" text:style-name="Default" text:visited-style-name="Default">5</text:a></text:p>
          <text:p text:style-name="P8">2.2. <text:s text:c="2"/>Web converters<text:tab/><text:a xlink:type="simple" xlink:href="#2.2.Web converters|outline" text:style-name="Default" text:visited-style-name="Default">6</text:a></text:p>
          <text:p text:style-name="P9">2.2.1. <text:s text:c="2"/>XML converter<text:tab/><text:a xlink:type="simple" xlink:href="#2.2.1.XML converter|outline" text:style-name="Default" text:visited-style-name="Default">6</text:a></text:p>
          <text:p text:style-name="P9">2.2.2. <text:s text:c="2"/>MS Excel to XML file converter<text:tab/><text:a xlink:type="simple" xlink:href="#2.2.2.MS Excel to XML file converter|outline" text:style-name="Default" text:visited-style-name="Default">7</text:a></text:p>
          <text:p text:style-name="P8">2.3. <text:s text:c="2"/>Administrators functionality<text:tab/><text:a xlink:type="simple" xlink:href="#2.3.Administrators functionality|outline" text:style-name="Default" text:visited-style-name="Default">8</text:a></text:p>
          <text:p text:style-name="P9">2.3.1. <text:s text:c="2"/>Create new XSL stylesheets<text:tab/><text:a xlink:type="simple" xlink:href="#2.3.1.Create new XSL stylesheets|outline" text:style-name="Default" text:visited-style-name="Default">8</text:a></text:p>
          <text:p text:style-name="P9">2.3.2. <text:s text:c="2"/>Add new stylesheets to repository and edit properties<text:tab/><text:a xlink:type="simple" xlink:href="#2.3.2.Add new stylesheets to repository and edit properties|outline" text:style-name="Default" text:visited-style-name="Default">16</text:a></text:p>
          <text:p text:style-name="P9">2.3.3. <text:s text:c="2"/>Edit XML Schema information<text:tab/><text:a xlink:type="simple" xlink:href="#2.3.3.Edit XML Schema information|outline" text:style-name="Default" text:visited-style-name="Default">17</text:a></text:p>
          <text:p text:style-name="P9">2.3.4. <text:s text:c="2"/>Hosts management<text:tab/><text:a xlink:type="simple" xlink:href="#2.3.4.Hosts management|outline" text:style-name="Default" text:visited-style-name="Default">18</text:a></text:p>
        </text:index-body>
      </text:table-of-content>
      <text:p text:style-name="Text_20_body"/>
      <text:h text:style-name="P10" text:outline-level="1">Conversion Service</text:h>
      <text:p text:style-name="Text_20_body">When data is stored as XML it is not readily viewable by anyone. GDEM conversion Service is responsible for converting XML files into human friendly formats like HTML, MS Excel, PDF or even into SQL scripts. Conversion Service converts also MS Excel files into XML format. But the prerequisite of that function is that the MS Excel file is generated from Data Dictionary and the user has been well behaved and has not deleted any required attributes in the file.</text:p>
      <text:p text:style-name="Text_20_body">Conversion Service is mainly used remotely by other applications and ordinary users see only the results from the service. There are some administrative web pages for managing the service and allowing to define new conversions. The following functionality will be described in the next chapters:</text:p>
      <text:list text:style-name="WW8Num50">
        <text:list-item>
          <text:p text:style-name="P11">Stylesheet Repository - web-based database for storing stylesheets (XSL files).</text:p>
        </text:list-item>
        <text:list-item>
          <text:p text:style-name="P11">Web Converter – web interface for executing conversions</text:p>
        </text:list-item>
        <text:list-item>
          <text:p text:style-name="P11">Host management – storing credentials for known host for converting password-protected files</text:p>
        </text:list-item>
        <text:list-item>
          <text:p text:style-name="P11">Creation of conversion files – how to create conversions with XSL stylesheets</text:p>
        </text:list-item>
      </text:list>
      <text:p text:style-name="Text_20_body">Conversion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User functionality</text:h>
      <text:p text:style-name="Text_20_body">This chapter gives an overview of Conversion Service functionality. The first part of the chapter describes the read-functionality that is available for all user roles. The second part gives exact guidelines how to administrate the service and describes the steps how to create and deploy new conversions. Conversion definitions (stylesheets) are stored with special parameters in the stylesheets repository. The creators of the new conversions should have some basic knowledge in XML and XSL technology. Web converter is also available for all users to run conversions in web environment.</text:p>
      <text:h text:style-name="Heading_20_2" text:outline-level="2">Stylesheet Repository</text:h>
      <text:p text:style-name="Text_20_body">The opening view of Conversion service managing pages is the page called Stylesheet Repository. It is a web-based database for storing different XML conversion files. As the XML conversions have usually been done with XSL stylesheets, then all the files should be XSL type of files. Each XSL file is dedicated to convert only one type of an XML file. It means that the files are identified by XML Schemas or DOCTYPES. For simplification both XML Schema and DOCTYPE are called XML Schema in the following chapters. One XML Schema can have several stylesheets. In Data Dictionary context, each dataset and each dataset table has its own XML Schema. So we can say that one dataflow can have several stylesheets for different type of conversions.</text:p>
      <text:h text:style-name="Heading_20_3" text:outline-level="3">Browse stylesheets</text:h>
      <text:p text:style-name="Text_20_body">The opening view of the Stylesheet Repository shows a list of all available XML Schemas and related stylesheets. Stylesheets are presented by the output format types in the table. It’s possible to open/download the stylesheet file by clicking on the output format of the stylesheet. Clicking on the XML Schema leads the user to the next page that shows the detailed information about the stylesheets.</text:p>
      <text:p text:style-name="Text_20_body"><draw:frame draw:style-name="fr4" draw:name="graphics8" text:anchor-type="as-char" svg:width="15.228cm" svg:height="7.514cm" draw:z-index="5"><draw:image xlink:href="Pictures/20000007000058D200002BD570486DFD.wmf" xlink:type="simple" xlink:show="embed" xlink:actuate="onLoad"/></draw:frame></text:p>
      <text:p text:style-name="P12"><text:tab/>Figure <text:sequence text:ref-name="refFigure6" text:name="Figure" text:formula="ooow:Figure+1" style:num-format="1">1</text:sequence>: Stylesheet Repository screenshot</text:p>
      <text:p text:style-name="P13"/>
      <text:h text:style-name="Heading_20_3" text:outline-level="3">View XML Schema stylesheets</text:h>
      <text:p text:style-name="Text_20_body">XML Schema stylesheets page lists all stylesheets available for one type of XML files. The first column of the table shows the output type of conversion, the second column gives some more descriptions about the conversion, the third column shows the file name and the fourth column is for the date and time, when the file was last modified. It’s possible to open/download the stylesheet file by clicking on the file name. Clicking on the output type the next page with detailed info for one stylesheet will be opened. View schema info link leads the user to the schema information page. If the root elements of the XML schemas have been defined, then these will be used by the web converter for detecting the XML file type. ‘Run’ button directs the user to the XML converter with the selected stylesheet. Read more about the converter in the next chapter.</text:p>
      <text:p text:style-name="Text_20_body"><draw:frame draw:style-name="fr4" draw:name="graphics9" text:anchor-type="as-char" svg:width="15.24cm" svg:height="7.024cm" draw:z-index="6"><draw:image xlink:href="Pictures/2000000700005EDB00002BBAEFF6F163.wmf" xlink:type="simple" xlink:show="embed" xlink:actuate="onLoad"/></draw:frame></text:p>
      <text:p text:style-name="P12"><text:tab/>Figure <text:sequence text:ref-name="refFigure7" text:name="Figure" text:formula="ooow:Figure+1" style:num-format="1">2</text:sequence>: XML Schema stylesheets screenshot</text:p>
      <text:h text:style-name="Heading_20_2" text:outline-level="2">Web converters</text:h>
      <text:p text:style-name="Text_20_body">Web converter is a web page that allows converting XML files. The page has 2 converters. By default the XML converter is selected, which converts XML files into other file formats. There is also MS Excel to XML file converter available.</text:p>
      <text:h text:style-name="Heading_20_3" text:outline-level="3">XML converter</text:h>
      <text:p text:style-name="Text_20_body">XML converter contains 2 steps for the user. The first step is to find out possible conversions and the next step is to execute selected conversion. In the first page user should insert the URL of the source XML file. If he/she knows the XML Schema of the XML file, then it’s possible to select the schema from the select box. But if that selection is left empty, then the converter tries to find out the XML Schema automatically. First of all it searches the reference to the XML Schema from the header of the XML file. If that did not succeed, then the converter compares the root tags of the XML file. If suitable conversions were found from the repository, then these will be listed with option buttons in the next page. The user shouldn’t do more than to select the conversion type and to click the ‘Convert’ button for executing the conversion. The validation function is also integrated into the converter. If ‘Validate’ field has been checked in the first page, then the converter validates the source XML file after finding the appropriate XML schema. The validation results will be displayed in the next page, where the user can select the conversions, as a table. If the user chooses to validate the file during finding conversions, then he/she should count a little bit longer time before the conversion types are displayed.</text:p>
      <text:p text:style-name="Text_20_body"><draw:frame draw:style-name="fr4" draw:name="graphics10" text:anchor-type="as-char" svg:width="15.247cm" svg:height="8.243cm" draw:z-index="7"><draw:image xlink:href="Pictures/2000000700005B4200003156353B7F9C.wmf" xlink:type="simple" xlink:show="embed" xlink:actuate="onLoad"/></draw:frame></text:p>
      <text:p text:style-name="P12"><text:tab/>Figure <text:sequence text:ref-name="refFigure8" text:name="Figure" text:formula="ooow:Figure+1" style:num-format="1">3</text:sequence>: XML converter screenshot</text:p>
      <text:h text:style-name="Heading_20_3" text:outline-level="3">MS Excel to XML file converter</text:h>
      <text:p text:style-name="Text_20_body">MS Excel to XML file converter is activated by clicking on the tab with the same name on the top of the page. It is a very simple web page, where the user has to insert only the URL of the source MS Excel file. The file should be accessible over the Internet. After clicking the ‘Convert’ button the browser opens the XML file, if the conversion was successful. But not all Excel files can be converted into XML file format. Read about the limitations of this converter in the next chapter.</text:p>
      <text:p text:style-name="Text_20_body"><draw:frame draw:style-name="fr4" draw:name="graphics11" text:anchor-type="as-char" svg:width="15.235cm" svg:height="7.086cm" draw:z-index="8"><draw:image xlink:href="Pictures/2000000700005B0C00002A5AC58676FB.wmf" xlink:type="simple" xlink:show="embed" xlink:actuate="onLoad"/></draw:frame></text:p>
      <text:p text:style-name="P12"><text:tab/>Figure <text:sequence text:ref-name="refFigure9" text:name="Figure" text:formula="ooow:Figure+1" style:num-format="1">4</text:sequence>: MS Excel to XML converter screenshot</text:p>
      <text:p text:style-name="Heading_20_4">MS Excel to XML conversion limitations</text:p>
      <text:p text:style-name="Text_20_body">It is possible to convert the MS Excel files whose templates have been generated by the Data Dictionary. Then we know the exact format and the XML Schema for the output XML file. The converter reads the output format directly from the Data Dictionary. If the converter tries to convert some other Excel files, then it will not give any results. Another requirement is that user behaves correctly and has not deleted any columns or pages from the MS Excel file generated from the Data Dictionary. The DD Excel file template has a separate worksheet, where the link to the XML Schema of the dataflow has been written. There are also some warnings for users telling that they are not allowed to delete any fields.</text:p>
      <text:h text:style-name="Heading_20_2" text:outline-level="2">Administrators functionality</text:h>
      <text:h text:style-name="Heading_20_3" text:outline-level="3">Create new XSL stylesheets</text:h>
      <text:p text:style-name="Text_20_body">All types of XML conversions are made with XSL stylesheets in the conversion service. The stylesheets are stored in the Stylesheet repository. <text:span text:style-name="T3">XSL</text:span> is a family of recommendations for defining XML document transformation and presentation. It consists of three parts: </text:p>
      <text:list text:style-name="WW8Num77">
        <text:list-item>
          <text:p text:style-name="P14">XSL Transformations (XSLT) - a language for transforming XML</text:p>
        </text:list-item>
        <text:list-item>
          <text:p text:style-name="P14">XML Path Language (XPath) - an expression language used by XSLT to access or refer to parts of an XML document</text:p>
        </text:list-item>
        <text:list-item>
          <text:p text:style-name="P14">XSL Formatting Objects (XSL-FO) - an XML vocabulary for specifying formatting semantics</text:p>
        </text:list-item>
      </text:list>
      <text:p text:style-name="Text_20_body">Before making any stylesheets, the user should be familiar with the structure of the XML file. It means that he/she should know the XML Schema or the DOCTYPE of the XML file. The stylesheets are identified by the XML Schemas in the Stylesheet Repository. One type of XML files can be converted into several formats with different stylesheets. Stylesheet editor or validator is not offered by the Conversion Service. But there are several XSL editors available in the market, also as a freeware. An XSL editor validates the XSL file immediately and it’s easier to create valid XSL files. But in an emergency situation any text editor is able to write XSL files. The next chapters will give some hints of how to create stylesheets for different output formats. The chapters don’t contain the full tutorial of XSL. There are many good tutorials available in the web. The links to web tutorials can be found in the ‘XSL references’ chapter.</text:p>
      <text:p text:style-name="Text_20_body">Generally the XSL transformation goes as follows: In the transformation process, XSLT uses XPath to define parts of the source document that match with one or more predefined templates. When a match is found, XSLT will transform the matching part of the source document into the result document. The parts of the source document that do not match with a template will end up unmodified in the result document.</text:p>
      <text:p text:style-name="Heading_20_4">Create XML to (X)HTML conversion</text:p>
      <text:p text:style-name="Text_20_body">HTML or XHTML is probably the most common output format for XML conversions. Because this format is readable with all web browsers, it is quite easy to design the output with HTML tags and styles in the XSL stylesheet. The following example stylesheet converts Groundwater XML file into a simple HTML table. The stylesheet has 2 templates, which are rules applied when a specified node is matched. The first template is applied for the root node – dd8<text:span text:style-name="T4">:GeneralCharacterisation</text:span>. That is a dataset table node. The template creates the header and footer of the html table and calls the next template for each row in the XML file. The second template is applied to each dd8:Row from the XML document. That template creates table header and table rows with data. The example stylesheet may be used as a draft for all Data Dictionary tables’ XML files. Only some basic things should be changed – like namespaces and the root tag name. If the XML file contains the whole dataset with several tables, then there could be 3 templates in the stylesheet. The output can have more than 1 table on the web page. </text:p>
      <text:p text:style-name="XML_20_Listing">&lt;?xml version="1.0" encoding="UTF-8"?&gt;</text:p>
      <text:p text:style-name="XML_20_Listing"/>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
      <text:p text:style-name="XML_20_Listing"><text:s text:c="4"/>&lt;xsl:param name="table-tag" select="'dd8:GeneralCharacterisation'"/&gt;</text:p>
      <text:p text:style-name="XML_20_Listing"><text:s text:c="4"/>&lt;xsl:param name="row-tag" <text:s/>select="'dd8:Row'"/&gt;</text:p>
      <text:p text:style-name="XML_20_Listing"/>
      <text:p text:style-name="XML_20_Listing">&lt;xsl:template match="dd8:GeneralCharacterisation"&gt;</text:p>
      <text:p text:style-name="XML_20_Listing"><text:tab/>&lt;html&gt;</text:p>
      <text:p text:style-name="XML_20_Listing"><text:tab/><text:tab/>&lt;head&gt;</text:p>
      <text:p text:style-name="XML_20_Listing"><text:tab/><text:tab/><text:tab/>&lt;title&gt;GW-Body_Characterisation&lt;/title&gt;</text:p>
      <text:p text:style-name="XML_20_Listing"><text:tab/><text:tab/>&lt;/head&gt;</text:p>
      <text:p text:style-name="XML_20_Listing"><text:tab/><text:tab/>&lt;body&gt;</text:p>
      <text:p text:style-name="XML_20_Listing"><text:tab/><text:tab/><text:tab/>&lt;h1&gt;Groundwater Body Characteristics and Pressures &lt;/h1&gt;</text:p>
      <text:p text:style-name="XML_20_Listing"><text:tab/><text:tab/><text:tab/>&lt;table border="1"&gt;</text:p>
      <text:p text:style-name="XML_20_Listing"><text:tab/><text:tab/><text:tab/><text:tab/>&lt;xsl:apply-templates select="dd8:Row"/&gt;</text:p>
      <text:p text:style-name="XML_20_Listing"><text:tab/><text:tab/><text:tab/>&lt;/table&gt;</text:p>
      <text:p text:style-name="XML_20_Listing"><text:tab/><text:tab/>&lt;/body&gt;</text:p>
      <text:p text:style-name="XML_20_Listing"><text:tab/>&lt;/html&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r&gt;</text:p>
      <text:p text:style-name="XML_20_Listing"><text:tab/><text:tab/>&lt;td align="center"&gt;&lt;xsl:value-of select="@status"/&gt;&lt;/td&gt;</text:p>
      <text:p text:style-name="XML_20_Listing"><text:tab/><text:tab/>&lt;xsl:apply-templates /&gt;</text:p>
      <text:p text:style-name="XML_20_Listing"><text:tab/>&lt;/tr&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d align="center"&gt;</text:p>
      <text:p text:style-name="XML_20_Listing"><text:tab/><text:tab/>&lt;xsl:value-of select="." /&gt;&amp;#160;</text:p>
      <text:p text:style-name="XML_20_Listing"><text:tab/>&lt;/td&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r&gt;</text:p>
      <text:p text:style-name="XML_20_Listing"><text:tab/>&lt;th bgcolor="#87CEFA"&gt;Status&lt;/th&gt;</text:p>
      <text:p text:style-name="XML_20_Listing"><text:tab/>&lt;xsl:for-each select="*"&gt;</text:p>
      <text:p text:style-name="XML_20_Listing"><text:tab/><text:tab/>&lt;th bgcolor="#87CEFA"&gt;&lt;xsl:value-of select="local-name()" /&gt;&lt;/th&gt;</text:p>
      <text:p text:style-name="XML_20_Listing"><text:tab/>&lt;/xsl:for-each&gt;</text:p>
      <text:p text:style-name="XML_20_Listing"><text:tab/>&lt;/tr&gt;</text:p>
      <text:p text:style-name="XML_20_Listing">&lt;/xsl:template&gt;</text:p>
      <text:p text:style-name="XML_20_Listing"><text:s text:c="2"/></text:p>
      <text:p text:style-name="XML_20_Listing">&lt;/xsl:stylesheet&gt;</text:p>
      <text:p text:style-name="P13"/>
      <text:p text:style-name="P13">Create XML to PDF conversion</text:p>
      <text:p text:style-name="Text_20_body">XSL-FO is used for converting XML files into PDF format. XSL-FO is a language for completely describing a styled document, including its content organization, styling, layouts and layout-selection rules — everything needed to format and paginate it. XSL-FO is as usual a XSL file with some extensions to PDF. The same template structure can be used in PDF conversion as the example for HTML has. The main difference is that all HTML specific things should be replaced with FO specific tags. For example while HTML document starts with &lt;html&gt; tag, then XSL-FO document starts with &lt;fo:root xmlns:fo="http://www.w3.org/1999/XSL/Format"&gt; tag. XSL-Fo document is divided into pages and having a lot of style and layout components.</text:p>
      <text:p text:style-name="P13">Create XML to SQL script and text conversion </text:p>
      <text:p text:style-name="Text_20_body">SQL script is nothing more than an ordinary text file. The same way as SQL scripts has been generated from XML file, every kind of text files can be generated. Text files can be tab-separated, space-separated or something else separated files. The XSL file should have output tag that defines the output format &lt;xsl:output method="text"/&gt;. The example below reads the element names from XML file and writing the CREATE TABLE statement into text file. After that it writes as many INSERT INTO statements as many Row nodes found from the XML file. The XSL file has one template, that matches with all the Row nodes in the XML document (dd8:GeneralCharacterisation/ dd8:Row). If the first Row is parsed, then a helper template create-table is called that writes the CREATE TABLE statement. &lt;xsl:for-each select="*"&gt; element runs through the Row node and gets all element(field) names. Helper template getFieldType is called for each field. That template matches elements and their data types. The data types for elements can be found from Data Dictionary.</text:p>
      <text:p text:style-name="XML_20_Listing">&lt;?xml version="1.0" encoding="UTF-8"?&gt;</text:p>
      <text:p text:style-name="XML_20_Listing">&lt;xsl:stylesheet xmlns:xsl="http://www.w3.org/1999/XSL/Transform" version="1.0"</text:p>
      <text:p text:style-name="XML_20_Listing"><text:s text:c="4"/>xmlns:dd8="http://dd.eionet.eu.int/namespace.jsp?ns_id=8"</text:p>
      <text:p text:style-name="XML_20_Listing"><text:s text:c="4"/>xmlns:dd37="http://dd.eionet.eu.int/namespace.jsp?ns_id=37"&gt;</text:p>
      <text:p text:style-name="XML_20_Listing">&lt;xsl:output method="text"/&gt; <text:s text:c="2"/></text:p>
      <text:p text:style-name="XML_20_Listing">&lt;xsl:template match="/"&gt;</text:p>
      <text:p text:style-name="XML_20_Listing"><text:tab/>&lt;xsl:apply-templates select="dd8:GeneralCharacterisation/dd8:Row"/&gt;</text:p>
      <text:p text:style-name="XML_20_Listing">&lt;/xsl:template&gt;</text:p>
      <text:p text:style-name="XML_20_Listing"/>
      <text:p text:style-name="XML_20_Listing">&lt;xsl:template match="dd8:GeneralCharacterisation/dd8:Row"&gt;</text:p>
      <text:p text:style-name="XML_20_Listing">&lt;xsl:if test="position()=1"&gt;</text:p>
      <text:p text:style-name="XML_20_Listing"><text:tab/>&lt;xsl:call-template name="create-table"/&gt;</text:p>
      <text:p text:style-name="XML_20_Listing">--\n\r</text:p>
      <text:p text:style-name="XML_20_Listing">-- Dumping data for table</text:p>
      <text:p text:style-name="XML_20_Listing">-- \n\r</text:p>
      <text:p text:style-name="XML_20_Listing">&lt;/xsl:if&gt;</text:p>
      <text:p text:style-name="XML_20_Listing">INSERT INTO GeneralCharacterisation VALUES ('&lt;xsl:value-of select="@status"/&gt;',</text:p>
      <text:p text:style-name="XML_20_Listing">&lt;xsl:for-each select="*"&gt;'&lt;xsl:value-of select="." /&gt;'&lt;xsl:if test="position()!=last()"&gt;,&lt;/xsl:if&gt;&lt;/xsl:for-each&gt;</text:p>
      <text:p text:style-name="XML_20_Listing">);</text:p>
      <text:p text:style-name="XML_20_Listing">&lt;/xsl:template&gt;</text:p>
      <text:p text:style-name="XML_20_Listing"/>
      <text:p text:style-name="XML_20_Listing">&lt;xsl:template name="create-table"&gt;</text:p>
      <text:p text:style-name="XML_20_Listing">--</text:p>
      <text:p text:style-name="XML_20_Listing">-- Table structure for table</text:p>
      <text:p text:style-name="XML_20_Listing">--</text:p>
      <text:p text:style-name="XML_20_Listing">CREATE TABLE GeneralCharacterisation (status varchar(10), </text:p>
      <text:p text:style-name="XML_20_Listing">&lt;xsl:for-each select="*"&gt;</text:p>
      <text:p text:style-name="XML_20_Listing"><text:tab/>`&lt;xsl:value-of select="local-name()" /&gt;`&lt;xsl:value-of select="' '"/&gt;&lt;xsl:call-template name="getFieldType"&gt;&lt;xsl:with-param name="name" select="local-name()"/&gt;&lt;/xsl:call-template&gt;</text:p>
      <text:p text:style-name="XML_20_Listing"><text:tab/>&lt;xsl:if test="position()!=last()"&gt;,&lt;/xsl:if&gt;</text:p>
      <text:p text:style-name="XML_20_Listing">&lt;/xsl:for-each&gt;</text:p>
      <text:p text:style-name="XML_20_Listing">);</text:p>
      <text:p text:style-name="XML_20_Listing">&lt;/xsl:template&gt;</text:p>
      <text:p text:style-name="XML_20_Listing"/>
      <text:p text:style-name="XML_20_Listing">&lt;xsl:template name="getFieldType"&gt;</text:p>
      <text:p text:style-name="XML_20_Listing"><text:tab/>&lt;xsl:param name="name" select="''"/&gt;</text:p>
      <text:p text:style-name="XML_20_Listing"><text:tab/>&lt;xsl:choose&gt;</text:p>
      <text:p text:style-name="XML_20_Listing"><text:tab/><text:tab/>&lt;xsl:when test="$name = 'EWN-Code'"&gt;varchar(6)&lt;/xsl:when&gt;</text:p>
      <text:p text:style-name="XML_20_Listing"><text:tab/><text:tab/>&lt;xsl:when test="$name = 'National_code'"&gt;varchar(50)&lt;/xsl:when&gt;</text:p>
      <text:p text:style-name="XML_20_Listing"><text:s text:c="3"/><text:tab/> <text:tab/>&lt;xsl:otherwise&gt;varchar(255)&lt;/xsl:otherwise&gt;</text:p>
      <text:p text:style-name="XML_20_Listing"><text:tab/>&lt;/xsl:choose&gt;</text:p>
      <text:p text:style-name="XML_20_Listing">&lt;/xsl:template&gt;</text:p>
      <text:p text:style-name="XML_20_Listing">&lt;/xsl:stylesheet&gt;</text:p>
      <text:p text:style-name="P15">Create XML to MS Excel conversion</text:p>
      <text:p text:style-name="Text_20_body">Normally it is not possible to convert XML files directly to MS Excel with stylesheets. GDEM XML to MS Excel conversion process has two steps. The source XML file is converted into intermediate XML file format with a XSL stylesheet at first. And then MS Excel file is generated automatically from the intermediate format. Basically the users write a XSL stylesheet for converting source XML into another XML format that is familiar to the Excel processor. The structure of the intermediate XML file format originates from the OpenOffice.org XML file format (<text:a xlink:type="simple" xlink:href="http://xml.openoffice.org/xml_specification.pdf"><text:span text:style-name="T5">http://xml.openoffice.org/xml_specification.pdf</text:span></text:a>). The format is simplified significantly, but the overall logic remains the same and even the tag names are the same. Currently the most common Excel objects (table cells, styles) are implemented in the format. But it’s not possible to use more sophisticated components like formulas, images and graphics.</text:p>
      <text:p text:style-name="Text_20_body">Here is a brief textual overview about the intermediate XML file format. There is a simple example for better understanding the format. </text:p>
      <text:p text:style-name="Text_20_body">Each structural component is represented by an element with associated attributes. The document root element (office:document-content) contains definitions about styles (office:automatic-styles) and content of the tables (table data). </text:p>
      <text:p text:style-name="Text_20_body">Each style definition is uniquely identified by style:family and style:name attribute. Style definition itself is inserted into style_property tag attributes. Currently implemented style attributes are: fo:font-family, fo:font-weight, style:text-align, fo:font-style, fo:font-size. </text:p>
      <text:p text:style-name="Text_20_body">Excel sheet matches to table:table tag and the sheet name is defined in table:name attribute. Table contains the following blocks: <text:s/>table-columns, table-header-rows and table-rows. Table columns define the default cell style names and default cell type values. If these attributes are not defined at lower levels, the values are inherited from this level. The same attributes can be defined at the table-row level or the table-cell level. Cell values are defined inside text:p tag.</text:p>
      <text:p text:style-name="Text_20_body">The example stylesheet converts the XML file of the Groundwater bodies table into an MS Excel table. Note that the XML Schema and some warnings are placed into the last page. This is just an example how Data Dictionary writes the Schema into the Excel template. That way the file is convertible back to XML from MS Excel with GDEM Conversion Service.</text:p>
      <text:p text:style-name="Example">XSL file:</text:p>
      <text:p text:style-name="XML_20_Listing">&lt;?xml version="1.0" encoding="UTF-8"?&gt;</text:p>
      <text:p text:style-name="XML_20_Listing">&lt;xsl:stylesheet xmlns:xsl="http://www.w3.org/1999/XSL/Transform" version="1.0" xmlns:office='http://openoffice.org/2000/office' <text:tab/>xmlns:table='http://openoffice.org/2000/table' xmlns:text='http://openoffice.org/2000/text'</text:p>
      <text:p text:style-name="XML_20_Listing"><text:s text:c="4"/>xmlns:dd8="http://dd.eionet.eu.int/namespace.jsp?ns_id=8"</text:p>
      <text:p text:style-name="XML_20_Listing"><text:s text:c="4"/>xmlns:dd37="http://dd.eionet.eu.int/namespace.jsp?ns_id=37"&gt;</text:p>
      <text:p text:style-name="XML_20_Listing"/>
      <text:p text:style-name="XML_20_Listing">&lt;xsl:template match="dd8:GeneralCharacterisation"&gt;</text:p>
      <text:p text:style-name="XML_20_Listing">&lt;office:document-content xmlns:office='http://openoffice.org/2000/office' xmlns:table='http://openoffice.org/2000/table' office:version='1.0' xmlns:xlink='http://www.w3.org/1999/xlink' xmlns:number='http://openoffice.org/2000/datastyle' xmlns:text='http://openoffice.org/2000/text' xmlns:fo='http://www.w3.org/1999/XSL/Format' xmlns:style='http://openoffice.org/2000/style'&gt;</text:p>
      <text:p text:style-name="XML_20_Listing"><text:tab/>&lt;office:automatic-styles&gt;</text:p>
      <text:p text:style-name="XML_20_Listing"><text:tab/><text:tab/>&lt;style:style style:name='cell1' style:family='table-cell' &gt;</text:p>
      <text:p text:style-name="XML_20_Listing"><text:tab/><text:tab/><text:tab/>&lt;style:properties fo:text-align='left' fo:font-size='10pt'/&gt;</text:p>
      <text:p text:style-name="XML_20_Listing"><text:tab/><text:tab/>&lt;/style:style&gt;</text:p>
      <text:p text:style-name="XML_20_Listing"><text:tab/><text:tab/>&lt;style:style style:name='cell2' style:family='table-cell' &gt;</text:p>
      <text:p text:style-name="XML_20_Listing"><text:tab/><text:tab/><text:tab/>&lt;style:properties fo:text-align='center' fo:font-size='12pt' fo:font-style='italic'/&gt;</text:p>
      <text:p text:style-name="XML_20_Listing"><text:tab/><text:tab/>&lt;/style:style&gt;</text:p>
      <text:p text:style-name="XML_20_Listing"><text:tab/><text:tab/>&lt;style:style style:name='Heading1' style:family='table-cell' &gt;</text:p>
      <text:p text:style-name="XML_20_Listing"><text:tab/><text:tab/><text:tab/>&lt;style:properties fo:text-align='left' fo:font-size='10pt' fo:font-style='italic' style:text-align-source='fix' fo:font-weight='bold'/&gt;</text:p>
      <text:p text:style-name="XML_20_Listing"><text:tab/><text:tab/>&lt;/style:style&gt;</text:p>
      <text:p text:style-name="XML_20_Listing"><text:tab/><text:tab/>&lt;style:style style:name='Heading2' style:family='table-cell' &gt;</text:p>
      <text:p text:style-name="XML_20_Listing"><text:tab/><text:tab/><text:tab/>&lt;style:properties fo:text-align='center' fo:font-size='10pt' fo:font-weight='bold' /&gt;</text:p>
      <text:p text:style-name="XML_20_Listing"><text:tab/><text:tab/>&lt;/style:style&gt;</text:p>
      <text:p text:style-name="XML_20_Listing"/>
      <text:p text:style-name="XML_20_Listing"><text:tab/>&lt;/office:automatic-styles&gt;</text:p>
      <text:p text:style-name="XML_20_Listing"><text:tab/>&lt;office:body&gt;</text:p>
      <text:p text:style-name="XML_20_Listing"><text:tab/><text:tab/>&lt;table:table&gt;</text:p>
      <text:p text:style-name="XML_20_Listing"><text:tab/><text:tab/><text:tab/>&lt;xsl:attribute name="table:name"&gt;GeneralCharacterisation&lt;/xsl:attribute&gt;</text:p>
      <text:p text:style-name="XML_20_Listing"><text:tab/><text:tab/><text:tab/>&lt;table:table-columns&gt;</text:p>
      <text:p text:style-name="XML_20_Listing"><text:tab/><text:tab/><text:tab/><text:tab/>&lt;table:table-column table:default-cell-value-type='number' table:default-cell-style-name='cell1' &gt;</text:p>
      <text:p text:style-name="XML_20_Listing"><text:tab/><text:tab/><text:tab/><text:tab/><text:tab/>&lt;xsl:attribute name="table:number-columns-repeated"&gt;&lt;xsl:value-of select="count(./dd8:Row[1]/*)+1"/&gt;&lt;/xsl:attribute&gt;</text:p>
      <text:p text:style-name="XML_20_Listing"><text:tab/><text:tab/><text:tab/><text:tab/>&lt;/table:table-column&gt;</text:p>
      <text:p text:style-name="XML_20_Listing"><text:tab/><text:tab/><text:tab/>&lt;/table:table-columns&gt;</text:p>
      <text:p text:style-name="XML_20_Listing"><text:tab/><text:tab/><text:tab/>&lt;!-- create header rows --&gt;</text:p>
      <text:p text:style-name="XML_20_Listing"><text:tab/><text:tab/><text:tab/>&lt;table:table-rows&gt;</text:p>
      <text:p text:style-name="XML_20_Listing"><text:tab/><text:tab/><text:tab/><text:tab/>&lt;xsl:apply-templates select="dd8:Row"/&gt;</text:p>
      <text:p text:style-name="XML_20_Listing"><text:tab/><text:tab/><text:tab/>&lt;/table:table-rows&gt;</text:p>
      <text:p text:style-name="XML_20_Listing"><text:tab/><text:tab/>&lt;/table:table&gt;</text:p>
      <text:p text:style-name="XML_20_Listing"><text:tab/><text:tab/>&lt;xsl:call-template name="DD_Schema_sheet"/&gt;<text:tab/><text:tab/></text:p>
      <text:p text:style-name="XML_20_Listing"><text:tab/>&lt;/office:body&gt;</text:p>
      <text:p text:style-name="XML_20_Listing">&lt;/office:document-content&gt;</text:p>
      <text:p text:style-name="XML_20_Listing">&lt;/xsl:template&gt;</text:p>
      <text:p text:style-name="XML_20_Listing"/>
      <text:p text:style-name="XML_20_Listing">&lt;xsl:template match="dd8:Row"&gt;</text:p>
      <text:p text:style-name="XML_20_Listing"><text:tab/><text:tab/>&lt;xsl:if test="position()=1"&gt;</text:p>
      <text:p text:style-name="XML_20_Listing"><text:tab/><text:tab/><text:tab/>&lt;xsl:call-template name="header"/&gt;</text:p>
      <text:p text:style-name="XML_20_Listing"><text:tab/><text:tab/>&lt;/xsl:if&gt;</text:p>
      <text:p text:style-name="XML_20_Listing"><text:tab/>&lt;table:table-row&gt;</text:p>
      <text:p text:style-name="XML_20_Listing"><text:tab/><text:tab/>&lt;table:table-cell&gt;</text:p>
      <text:p text:style-name="XML_20_Listing"><text:tab/><text:tab/><text:tab/>&lt;text:p&gt;&lt;xsl:value-of select="@status" /&gt;&lt;/text:p&gt;</text:p>
      <text:p text:style-name="XML_20_Listing"><text:tab/><text:tab/>&lt;/table:table-cell&gt;</text:p>
      <text:p text:style-name="XML_20_Listing"><text:tab/><text:tab/>&lt;xsl:apply-templates /&gt;</text:p>
      <text:p text:style-name="XML_20_Listing"><text:tab/>&lt;/table:table-row&gt;</text:p>
      <text:p text:style-name="XML_20_Listing">&lt;/xsl:template&gt;</text:p>
      <text:p text:style-name="XML_20_Listing"/>
      <text:p text:style-name="XML_20_Listing">&lt;!-- <text:s text:c="2"/>template for building table cells with values --&gt;</text:p>
      <text:p text:style-name="XML_20_Listing"/>
      <text:p text:style-name="XML_20_Listing">&lt;xsl:template match="*"&gt;</text:p>
      <text:p text:style-name="XML_20_Listing"><text:tab/>&lt;table:table-cell&gt;</text:p>
      <text:p text:style-name="XML_20_Listing"><text:tab/><text:tab/>&lt;text:p&gt;&lt;xsl:value-of select="." /&gt;&lt;/text:p&gt;</text:p>
      <text:p text:style-name="XML_20_Listing"><text:tab/>&lt;/table:table-cell&gt;</text:p>
      <text:p text:style-name="XML_20_Listing">&lt;/xsl:template&gt;</text:p>
      <text:p text:style-name="XML_20_Listing"/>
      <text:p text:style-name="XML_20_Listing">&lt;!-- <text:s/>a named template, which creates the table header row --&gt;</text:p>
      <text:p text:style-name="XML_20_Listing">&lt;xsl:template name="header"&gt;</text:p>
      <text:p text:style-name="XML_20_Listing"><text:tab/>&lt;table:table-header-rows&gt;</text:p>
      <text:p text:style-name="XML_20_Listing"><text:tab/><text:tab/>&lt;!--table:table-row <text:s text:c="2"/>table:default-cell-value-type='string' table:default-cell-style-name='Heading1' &gt;</text:p>
      <text:p text:style-name="XML_20_Listing"><text:tab/><text:tab/><text:tab/>&lt;table:table-cell&gt;</text:p>
      <text:p text:style-name="XML_20_Listing"><text:tab/><text:tab/><text:tab/><text:tab/>&lt;text:p&gt;Groundwater Body Characteristics and Pressures&lt;/text:p&gt;</text:p>
      <text:p text:style-name="XML_20_Listing"><text:tab/><text:tab/><text:tab/>&lt;/table:table-cell&gt;</text:p>
      <text:p text:style-name="XML_20_Listing"><text:tab/><text:tab/>&lt;/table:table-row--&gt;</text:p>
      <text:p text:style-name="XML_20_Listing"><text:tab/><text:tab/>&lt;table:table-row <text:s/>table:default-cell-value-type='string' table:default-cell-style-name='Heading2' &gt;</text:p>
      <text:p text:style-name="XML_20_Listing"><text:tab/><text:tab/><text:tab/>&lt;table:table-cell&gt;</text:p>
      <text:p text:style-name="XML_20_Listing"><text:tab/><text:tab/><text:tab/><text:tab/>&lt;text:p&gt;Status&lt;/text:p&gt;</text:p>
      <text:p text:style-name="XML_20_Listing"><text:tab/><text:tab/><text:tab/>&lt;/table:table-cell&gt;<text:tab/><text:tab/><text:tab/></text:p>
      <text:p text:style-name="XML_20_Listing"><text:tab/><text:tab/><text:tab/>&lt;xsl:for-each select="*"&gt;</text:p>
      <text:p text:style-name="XML_20_Listing"><text:tab/><text:tab/><text:tab/><text:tab/>&lt;table:table-cell&gt;</text:p>
      <text:p text:style-name="XML_20_Listing"><text:tab/><text:tab/><text:tab/><text:tab/><text:tab/>&lt;text:p&gt;&lt;xsl:value-of select="local-name()" /&gt;&lt;/text:p&gt;</text:p>
      <text:p text:style-name="XML_20_Listing"><text:tab/><text:tab/><text:tab/><text:tab/>&lt;/table:table-cell&gt;</text:p>
      <text:p text:style-name="XML_20_Listing"><text:tab/><text:tab/><text:tab/>&lt;/xsl:for-each&gt;</text:p>
      <text:p text:style-name="XML_20_Listing"><text:tab/><text:tab/>&lt;/table:table-row&gt;</text:p>
      <text:p text:style-name="XML_20_Listing"><text:tab/>&lt;/table:table-header-rows&gt;</text:p>
      <text:p text:style-name="XML_20_Listing">&lt;/xsl:template&gt;</text:p>
      <text:p text:style-name="XML_20_Listing">&lt;!-- Creates a sheet with XML schema, as it is done in DataDcit. Then it's possible to convert Excel back to XML--&gt;</text:p>
      <text:p text:style-name="XML_20_Listing">&lt;xsl:template name="DD_Schema_sheet"&gt;</text:p>
      <text:p text:style-name="XML_20_Listing"><text:tab/>&lt;table:table&gt;</text:p>
      <text:p text:style-name="XML_20_Listing"><text:tab/><text:tab/>&lt;xsl:attribute name="table:name"&gt;DO_NOT_DELETE_THIS_SHEET&lt;/xsl:attribute&gt;</text:p>
      <text:p text:style-name="XML_20_Listing"><text:tab/><text:tab/><text:tab/>&lt;table:table-columns&gt;</text:p>
      <text:p text:style-name="XML_20_Listing"><text:tab/><text:tab/><text:tab/><text:tab/>&lt;table:table-column table:default-cell-value-type='text' table:default-cell-style-name='cell1' /&gt;</text:p>
      <text:p text:style-name="XML_20_Listing"><text:tab/><text:tab/><text:tab/>&lt;/table:table-columns&gt;</text:p>
      <text:p text:style-name="XML_20_Listing"><text:tab/><text:tab/><text:tab/>&lt;table:table-rows&gt;</text:p>
      <text:p text:style-name="XML_20_Listing"><text:tab/><text:tab/><text:tab/><text:tab/>&lt;table:table-row&gt;</text:p>
      <text:p text:style-name="XML_20_Listing"><text:tab/><text:tab/><text:tab/><text:tab/><text:tab/>&lt;table:table-cell&gt;</text:p>
      <text:p text:style-name="XML_20_Listing"><text:tab/><text:tab/><text:tab/><text:tab/><text:tab/><text:tab/>&lt;text:p&gt;Please do not delete or modify this sheet!!!&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It is used for converting this file back to XML!&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Without this possibility your work cannot be used!&lt;/text:p&gt;</text:p>
      <text:p text:style-name="XML_20_Listing"><text:tab/><text:tab/><text:tab/><text:tab/><text:tab/>&lt;/table:table-cell&gt;</text:p>
      <text:p text:style-name="XML_20_Listing"><text:tab/><text:tab/><text:tab/><text:tab/>&lt;/table:table-row&gt;</text:p>
      <text:p text:style-name="XML_20_Listing"><text:tab/><text:tab/><text:tab/><text:tab/>&lt;table:table-row&gt;</text:p>
      <text:p text:style-name="XML_20_Listing"><text:tab/><text:tab/><text:tab/><text:tab/><text:tab/>&lt;table:table-cell&gt;</text:p>
      <text:p text:style-name="XML_20_Listing"><text:tab/><text:tab/><text:tab/><text:tab/><text:tab/><text:tab/>&lt;text:p&gt;http://dd.eionet.eu.int/GetSchema?id=TBL2551&lt;/text:p&gt;</text:p>
      <text:p text:style-name="XML_20_Listing"><text:tab/><text:tab/><text:tab/><text:tab/><text:tab/>&lt;/table:table-cell&gt;</text:p>
      <text:p text:style-name="XML_20_Listing"><text:tab/><text:tab/><text:tab/><text:tab/>&lt;/table:table-row&gt;</text:p>
      <text:p text:style-name="XML_20_Listing"><text:tab/><text:tab/><text:tab/>&lt;/table:table-rows&gt;</text:p>
      <text:p text:style-name="XML_20_Listing"><text:tab/><text:tab/>&lt;/table:table&gt;</text:p>
      <text:p text:style-name="XML_20_Listing">&lt;/xsl:template&gt;</text:p>
      <text:p text:style-name="XML_20_Listing">&lt;/xsl:stylesheet&gt;</text:p>
      <text:p text:style-name="Text_20_body"/>
      <text:p text:style-name="P13">XSL References</text:p>
      <text:p text:style-name="Text_20_body">This chapter has references to specifications, tutorials and other sources giving much help for creating stylesheets for the Conversion service. Links part contains several links to XSL examples and code libraries.</text:p>
      <text:p text:style-name="Text_20_body">Specifications:</text:p>
      <text:list text:style-name="WW8Num51">
        <text:list-item>
          <text:p text:style-name="P16"><text:a xlink:type="simple" xlink:href="http://www.w3.org/Style/XSL/"><text:span text:style-name="Internet_20_link">http://www.w3.org/Style/XSL/</text:span></text:a> - The Extensible Stylesheet Language Family (XSL)</text:p>
        </text:list-item>
        <text:list-item>
          <text:p text:style-name="P16"><text:a xlink:type="simple" xlink:href="http://www.w3.org/TR/xslt"><text:span text:style-name="Internet_20_link">http://www.w3.org/TR/xslt</text:span></text:a> - XSL Transformations (XSLT)</text:p>
        </text:list-item>
        <text:list-item>
          <text:p text:style-name="P16"><text:a xlink:type="simple" xlink:href="http://www.w3.org/TR/xpath"><text:span text:style-name="Internet_20_link">http://www.w3.org/TR/xpath</text:span></text:a> - XML Path Language (XPath)</text:p>
        </text:list-item>
        <text:list-item>
          <text:p text:style-name="P16"><text:a xlink:type="simple" xlink:href="http://www.w3.org/TR/xsl/"><text:span text:style-name="Internet_20_link">http://www.w3.org/TR/xsl/</text:span></text:a> - Extensible Stylesheet Language (XSL) &amp; XSL-FO</text:p>
        </text:list-item>
      </text:list>
      <text:p text:style-name="Text_20_body">Tutorials:</text:p>
      <text:list text:style-name="WW8Num51">
        <text:list-item>
          <text:p text:style-name="P16"><text:a xlink:type="simple" xlink:href="http://www.renderx.com/tutorial.html"><text:span text:style-name="Internet_20_link">XSL-FO tutorial</text:span></text:a> by RenderX </text:p>
        </text:list-item>
        <text:list-item>
          <text:p text:style-name="P16"><text:a xlink:type="simple" xlink:href="http://www.antennahouse.com/XSLsample/XSLsample.htm"><text:span text:style-name="Internet_20_link">How to Develop Stylesheets for XML to XSL-FO Transformation</text:span></text:a> by Antenna House </text:p>
        </text:list-item>
        <text:list-item>
          <text:p text:style-name="P16"><text:a xlink:type="simple" xlink:href="http://www.vbxml.com/xsl/tutorials/intro/default.asp"><text:span text:style-name="Internet_20_link">XSLT &amp; XPath tutorial</text:span></text:a> from TopXML </text:p>
        </text:list-item>
        <text:list-item>
          <text:p text:style-name="P16"><text:a xlink:type="simple" xlink:href="http://www.w3schools.com/xsl/"><text:span text:style-name="Internet_20_link">XSL School</text:span></text:a> from w3schools. </text:p>
        </text:list-item>
        <text:list-item>
          <text:p text:style-name="P16"><text:a xlink:type="simple" xlink:href="http://www.zvon.org/xxl/XSLTutorial/Books/Book1/index.html"><text:span text:style-name="Internet_20_link">Introduction to XSL</text:span></text:a> by Miloslav Nic </text:p>
        </text:list-item>
        <text:list-item>
          <text:p text:style-name="P16"><text:a xlink:type="simple" xlink:href="http://vig.prenhall.com/catalog/academic/product/1%2C4096%2C0130404462%2C00.html"><text:span text:style-name="Internet_20_link">XSLT and XPATH: A Guide to XML Transformations</text:span></text:a> by John Robert Gardner and Zarella L. Rendon </text:p>
        </text:list-item>
      </text:list>
      <text:p text:style-name="Text_20_body">References:</text:p>
      <text:list text:style-name="WW8Num51">
        <text:list-item>
          <text:p text:style-name="P16"><text:a xlink:type="simple" xlink:href="http://vig.prenhall.com/catalog/academic/product/1%2C4096%2C0130404462%2C00.html"><text:span text:style-name="T6">XSLT and XPATH: A Guide to XML Transformations</text:span></text:a> by John Robert Gardner and Zarella L. Rendon</text:p>
        </text:list-item>
        <text:list-item>
          <text:p text:style-name="P16"><text:a xlink:type="simple" xlink:href="http://www.dpawson.co.uk/xsl/sect3/bk/index.html"><text:span text:style-name="T6">An introduction to XSL Formatting Objects</text:span></text:a>, a book by Dave Pawson, available on-line. </text:p>
        </text:list-item>
        <text:list-item>
          <text:p text:style-name="P16"><text:a xlink:type="simple" xlink:href="http://www.ibiblio.org/xml/books/bible/updates/15.html"><text:span text:style-name="T6">Chapter 15</text:span></text:a> of the XML Bible by Elliotte Rusty Harold is about Formatting Objects is available online. </text:p>
        </text:list-item>
        <text:list-item>
          <text:p text:style-name="P16">Miloslav Nic has published a complete <text:a xlink:type="simple" xlink:href="http://zvon.org/xxl/xslfoReference/Output/index.html"><text:span text:style-name="T6">FO reference</text:span></text:a> </text:p>
        </text:list-item>
        <text:list-item>
          <text:p text:style-name="P16">The XSL <text:a xlink:type="simple" xlink:href="http://www.dpawson.co.uk/xsl/xslfaq.html"><text:span text:style-name="T6">FAQ</text:span></text:a>. A very complete repository of XSL material. </text:p>
        </text:list-item>
        <text:list-item>
          <text:p text:style-name="P16"><text:a xlink:type="simple" xlink:href="http://www.wrox.com/ACON11.asp?WROXEMPTOKEN=46004Zyd3MdJew3hhkGUiKp25W&amp;BOOKID=465&amp;ISBN=1861005067"><text:span text:style-name="T6">XSLT Programmer's Reference (2nd edition)</text:span></text:a> by Michael Kay </text:p>
        </text:list-item>
        <text:list-item>
          <text:p text:style-name="P16"><text:a xlink:type="simple" xlink:href="http://catalog.hungryminds.com/product.asp?isbn=0764547763"><text:span text:style-name="Internet_20_link">XSLT and XPath On The Edge, Unlimited Edition</text:span></text:a> by Jeni Tennison </text:p>
        </text:list-item>
        <text:list-item>
          <text:p text:style-name="P16"><text:a xlink:type="simple" xlink:href="http://www.snee.com/bob/xsltquickly"><text:span text:style-name="Internet_20_link">XSLT Quickly</text:span></text:a> by Bob DuCharme </text:p>
        </text:list-item>
        <text:list-item>
          <text:p text:style-name="P16"><text:a xlink:type="simple" xlink:href="http://www.oreilly.com/catalog/xslt/"><text:span text:style-name="T6">XSLT</text:span></text:a> by Doug Tidwell </text:p>
        </text:list-item>
      </text:list>
      <text:p text:style-name="Text_20_body">Links:</text:p>
      <text:list text:style-name="WW8Num51">
        <text:list-item>
          <text:p text:style-name="P16"><text:a xlink:type="simple" xlink:href="http://www.topxml.com/xsltstylesheets/default.asp"><text:span text:style-name="Internet_20_link">Stylesheet Central</text:span></text:a>, a collection of over 100 examples of XML and XSLT stylesheets, arranged into categories</text:p>
        </text:list-item>
        <text:list-item>
          <text:p text:style-name="P16"><text:a xlink:type="simple" xlink:href="http://www.exslt.org/"><text:span text:style-name="Internet_20_link">EXSLT</text:span></text:a>, a community initiative to provide extensions to XSLT</text:p>
        </text:list-item>
        <text:list-item>
          <text:p text:style-name="P16"><text:a xlink:type="simple" xlink:href="http://www.topxml.com/code/default.asp?p=1&amp;ms=20&amp;l=xsl&amp;sw=categ"><text:span text:style-name="Internet_20_link">The XSLT language code library</text:span></text:a> by TopXML</text:p>
        </text:list-item>
        <text:list-item>
          <text:p text:style-name="P16"><text:a xlink:type="simple" xlink:href="http://www.w3.org/Style/XSL/tools.html"><text:span text:style-name="Internet_20_link">A few useful XSL tools and documents</text:span></text:a> </text:p>
        </text:list-item>
        <text:list-item>
          <text:p text:style-name="P16"><text:a xlink:type="simple" xlink:href="http://www.oasis-open.org/cover/xsl.html"><text:span text:style-name="Internet_20_link">XSL Resources</text:span></text:a> at Oasis</text:p>
        </text:list-item>
        <text:list-item>
          <text:p text:style-name="P16">jeremie.com's <text:a xlink:type="simple" xlink:href="http://www.jeremie.com/JumpStart/XSL.jer"><text:span text:style-name="Internet_20_link">XSL pages</text:span></text:a></text:p>
        </text:list-item>
        <text:list-item>
          <text:p text:style-name="P16"><text:a xlink:type="simple" xlink:href="http://www.xslt.com/"><text:span text:style-name="Internet_20_link">xslt.com</text:span></text:a>, resource list for XSLT</text:p>
        </text:list-item>
        <text:list-item>
          <text:p text:style-name="P16"><text:a xlink:type="simple" xlink:href="http://www.xml-web.de/"><text:span text:style-name="Internet_20_link">XML-Web</text:span></text:a>, XSLT site in German</text:p>
        </text:list-item>
        <text:list-item>
          <text:p text:style-name="P16"><text:a xlink:type="simple" xlink:href="http://www.xsl-rp.de/"><text:span text:style-name="Internet_20_link">XSL Resources Plattform</text:span></text:a> (in German)</text:p>
        </text:list-item>
      </text:list>
      <text:h text:style-name="Heading_20_3" text:outline-level="3">Add new stylesheets to repository and edit properties</text:h>
      <text:p text:style-name="Text_20_body">If a new stylesheet file has been successfully created, then it is time to upload it to the repository and test it with the web converter. The user should have access rights and update privileges in the repository. There is ‘Add stylesheet’ blue button on the right side of work area both on opening page and XML Schema stylesheets page. After clicking the button a new page with file upload possibilities is available. If the user came from the XML Schema page, then the first field is already filled. After selecting the output type, inserting some descriptions about the conversion and browsing the file from local machine the stylesheet can be uploaded into repository. If upload went successfully, then the user is directed into the XML Schema stylesheets page. It’s possible to send the new conversion to the converter with ‘Run’ button or edit the stylesheet properties by clicking at the conversion type on the XML Schema Stylesheet page. Edit stylesheet page is very similar to the adding page. </text:p>
      <text:p text:style-name="Text_20_body"><draw:frame draw:style-name="fr4" draw:name="graphics12" text:anchor-type="as-char" svg:width="15.231cm" svg:height="6.523cm" draw:z-index="9"><draw:image xlink:href="Pictures/20000007000060A800002966B31D3C65.wmf" xlink:type="simple" xlink:show="embed" xlink:actuate="onLoad"/></draw:frame></text:p>
      <text:p text:style-name="P12">Figure <text:sequence text:ref-name="refFigure10" text:name="Figure" text:formula="ooow:Figure+1" style:num-format="1">5</text:sequence>: Add stylesheet screenshot</text:p>
      <text:h text:style-name="Heading_20_3" text:outline-level="3">Edit XML Schema information</text:h>
      <text:p text:style-name="Text_20_body">XML Schema or DTD have some properties that are not mandatory, but could help the converter to detect the XML file type. The page is displayed after clicking ‘View schema info’ link on stylesheets page. Beside the locations field that is XML Schema identifier, there is a description field describing the content of the XML Schema. For example the description can be the name of a dataset or a table, if the schema has references to Data Dictionary. All possible root elements for XML file can be defined in root elements table. Root elements can have also namespaces. XML file can have only one root element, but it’s possible that the Schema could be adapted for different types of XML files. That’s the reason, why it’s possible to define several root elements for one XML Schema. If root elements are defined, then it helps the converter to detect the XML file type. The converter tries to find the SchemaReference from the XML file at first. If that is not defined, then the converter reads the root tag and its namespace from the XML file and compares it with the root elements from the database. If the converter finds any matching, then these are displayed to the user as possible XML Schemas for the inserted XML file.</text:p>
      <text:p text:style-name="Text_20_body"><draw:frame draw:style-name="fr4" draw:name="graphics13" text:anchor-type="as-char" svg:width="15.249cm" svg:height="8.904cm" draw:z-index="10"><draw:image xlink:href="Pictures/200000070000533600003098CF6895BB.wmf" xlink:type="simple" xlink:show="embed" xlink:actuate="onLoad"/></draw:frame></text:p>
      <text:p text:style-name="P12">Figure <text:sequence text:ref-name="refFigure11" text:name="Figure" text:formula="ooow:Figure+1" style:num-format="1">6</text:sequence>: Edit XML Schema screenshot</text:p>
      <text:h text:style-name="Heading_20_3" text:outline-level="3">Hosts management</text:h>
      <text:p text:style-name="Text_20_body">Hosts management is a simple one table based web-page, where the user can define the host names and its credentials. There are 3 functions on that page – add, edit and delete host names and credentials. The credentials should be real user accounts in the applications running in the defined hosts with viewing rights. GDEM services use these credentials for downloading password-protected files from the defined host using basic authentication. After clicking on the ‘Add host’ blue button on right side, the new page with adding functionality will be displayed. The username and password can be edited by clicking on the host name in the table. Then the edit page will be displayed.</text:p>
      <text:p text:style-name="Text_20_body"><draw:frame draw:style-name="fr4" draw:name="graphics14" text:anchor-type="as-char" svg:width="15.231cm" svg:height="6.421cm" draw:z-index="11"><draw:image xlink:href="Pictures/20000007000056630000246CF45A265B.wmf" xlink:type="simple" xlink:show="embed" xlink:actuate="onLoad"/></draw:frame></text:p>
      <text:p text:style-name="P12">Figure <text:sequence text:ref-name="refFigure12" text:name="Figure" text:formula="ooow:Figure+1" style:num-format="1">7</text:sequence>: Hosts management screenshot</text:p>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NewBskvll BT" svg:font-family="'NewBskvll B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Century Gothic'"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199cm"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ab-stops>
          <style:tab-stop style:position="1cm"/>
        </style:tab-stops>
      </style:paragraph-properties>
      <style:text-properties style:font-name="Arial"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ab-stops>
          <style:tab-stop style:position="1.251cm"/>
        </style:tab-stops>
      </style:paragraph-properties>
      <style:text-properties fo:font-size="12pt" fo:font-style="normal" fo:font-weight="bold" style:font-style-asian="italic" style:font-weight-asian="bold"/>
    </style:style>
    <style:style style:name="Heading_20_4" style:display-name="Heading 4" style:family="paragraph" style:parent-style-name="Standard" style:next-style-name="Text_20_body" style:class="text">
      <style:paragraph-properties fo:keep-with-next="always"/>
      <style:text-properties style:font-name="Arial"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88cm" fo:margin-right="0cm" fo:text-indent="0cm" style:auto-text-indent="false"/>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NewBskvll BT" fo:font-size="10pt" fo:font-weight="bold" style:font-size-asian="1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1" style:display-name="Cover - title 1" style:family="paragraph" style:parent-style-name="Standard" style:next-style-name="Standard">
      <style:paragraph-properties fo:text-align="end" style:justify-single-word="false"/>
      <style:text-properties style:font-name="Arial"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1"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none" fo:country="none"/>
    </style:style>
    <style:style style:name="Body" style:family="paragraph" style:parent-style-name="Standard">
      <style:paragraph-properties fo:margin-top="0.494cm" fo:margin-bottom="0.21cm"/>
      <style:text-properties fo:color="#000000" style:font-name-asian="Arial Unicode MS"/>
    </style:style>
    <style:style style:name="Normal_20__28_Web_29_" style:display-name="Normal (Web)" style:family="paragraph" style:parent-style-name="Standard">
      <style:paragraph-properties fo:margin-top="0.494cm" fo:margin-bottom="0.494cm"/>
      <style:text-properties fo:color="#000000" style:font-name="Arial Unicode MS" style:font-name-asian="Arial Unicode MS" style:font-name-complex="Arial Unicode MS"/>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none" fo:country="none" style:font-size-asian="8pt" style:language-asian="none" style:country-asian="none" style:font-name-complex="Courier New2"/>
    </style:style>
    <style:style style:name="Example" style:family="paragraph" style:parent-style-name="Standard">
      <style:text-properties fo:font-weight="bold" style:font-weight-asian="bold" style:font-weight-complex="bold"/>
    </style:style>
    <style:style style:name="Footnote_20_Symbol" style:display-name="Footnote Symbol" style:family="text">
      <style:text-properties style:text-position="37% 100%" style:font-name="Arial" fo:font-size="8pt" style:font-size-asian="8pt"/>
    </style:style>
    <style:style style:name="Page_20_Number" style:display-name="Page Number" style:family="text">
      <style:text-properties style:font-name="Arial"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8Num77z0" style:family="text">
      <style:text-properties style:font-name="Wingdings"/>
    </style:style>
    <style:style style:name="WW8Num77z1" style:family="text">
      <style:text-properties style:font-name="Courier New2" style:font-name-complex="Courier New2"/>
    </style:style>
    <style:style style:name="WW8Num77z3" style:family="text">
      <style:text-properties style:font-name="Symbol"/>
    </style:style>
    <style:style style:name="WW8Num51z0" style:family="text">
      <style:text-properties style:font-name="Wingdings"/>
    </style:style>
    <style:style style:name="WW8Num51z1" style:family="text">
      <style:text-properties style:font-name="Courier New2" style:font-name-complex="Courier New2"/>
    </style:style>
    <style:style style:name="WW8Num51z3" style:family="text">
      <style:text-properties style:font-name="Symbol"/>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WW8Num77" text:consecutive-numbering="true">
      <text:list-level-style-bullet text:level="1" text:style-name="WW8Num77z0" style:num-suffix="." text:bullet-char="">
        <style:list-level-properties text:space-before="1.27cm" text:min-label-width="1.27cm"/>
        <style:text-properties style:font-name="Wingdings"/>
      </text:list-level-style-bullet>
      <text:list-level-style-bullet text:level="2" text:style-name="WW8Num77z1" style:num-suffix="." text:bullet-char="o">
        <style:list-level-properties text:space-before="1.905cm" text:min-label-width="0.635cm"/>
        <style:text-properties style:font-name="Courier New"/>
      </text:list-level-style-bullet>
      <text:list-level-style-bullet text:level="3" text:style-name="WW8Num77z0" style:num-suffix="." text:bullet-char="">
        <style:list-level-properties text:space-before="3.175cm" text:min-label-width="0.635cm"/>
        <style:text-properties style:font-name="Wingdings"/>
      </text:list-level-style-bullet>
      <text:list-level-style-bullet text:level="4" text:style-name="WW8Num77z3" style:num-suffix="." text:bullet-char="">
        <style:list-level-properties text:space-before="4.445cm" text:min-label-width="0.635cm"/>
        <style:text-properties style:font-name="Symbol"/>
      </text:list-level-style-bullet>
      <text:list-level-style-bullet text:level="5" text:style-name="WW8Num77z1" style:num-suffix="." text:bullet-char="o">
        <style:list-level-properties text:space-before="5.715cm" text:min-label-width="0.635cm"/>
        <style:text-properties style:font-name="Courier New"/>
      </text:list-level-style-bullet>
      <text:list-level-style-bullet text:level="6" text:style-name="WW8Num77z0" style:num-suffix="." text:bullet-char="">
        <style:list-level-properties text:space-before="6.985cm" text:min-label-width="0.635cm"/>
        <style:text-properties style:font-name="Wingdings"/>
      </text:list-level-style-bullet>
      <text:list-level-style-bullet text:level="7" text:style-name="WW8Num77z3" style:num-suffix="." text:bullet-char="">
        <style:list-level-properties text:space-before="8.255cm" text:min-label-width="0.635cm"/>
        <style:text-properties style:font-name="Symbol"/>
      </text:list-level-style-bullet>
      <text:list-level-style-bullet text:level="8" text:style-name="WW8Num77z1" style:num-suffix="." text:bullet-char="o">
        <style:list-level-properties text:space-before="9.525cm" text:min-label-width="0.635cm"/>
        <style:text-properties style:font-name="Courier New"/>
      </text:list-level-style-bullet>
      <text:list-level-style-bullet text:level="9" text:style-name="WW8Num7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1.27cm"/>
        <style:text-properties style:font-name="Wingdings"/>
      </text:list-level-style-bullet>
      <text:list-level-style-bullet text:level="2" text:style-name="WW8Num51z1" style:num-suffix="." text:bullet-char="o">
        <style:list-level-properties text:space-before="2.54cm" text:min-label-width="0.635cm"/>
        <style:text-properties style:font-name="Courier New"/>
      </text:list-level-style-bullet>
      <text:list-level-style-bullet text:level="3" text:style-name="WW8Num51z0" style:num-suffix="." text:bullet-char="">
        <style:list-level-properties text:space-before="3.81cm" text:min-label-width="0.635cm"/>
        <style:text-properties style:font-name="Wingdings"/>
      </text:list-level-style-bullet>
      <text:list-level-style-bullet text:level="4" text:style-name="WW8Num51z3" style:num-suffix="." text:bullet-char="">
        <style:list-level-properties text:space-before="5.08cm" text:min-label-width="0.635cm"/>
        <style:text-properties style:font-name="Symbol"/>
      </text:list-level-style-bullet>
      <text:list-level-style-bullet text:level="5" text:style-name="WW8Num51z1" style:num-suffix="." text:bullet-char="o">
        <style:list-level-properties text:space-before="6.35cm" text:min-label-width="0.635cm"/>
        <style:text-properties style:font-name="Courier New"/>
      </text:list-level-style-bullet>
      <text:list-level-style-bullet text:level="6" text:style-name="WW8Num51z0" style:num-suffix="." text:bullet-char="">
        <style:list-level-properties text:space-before="7.62cm" text:min-label-width="0.635cm"/>
        <style:text-properties style:font-name="Wingdings"/>
      </text:list-level-style-bullet>
      <text:list-level-style-bullet text:level="7" text:style-name="WW8Num51z3" style:num-suffix="." text:bullet-char="">
        <style:list-level-properties text:space-before="8.89cm" text:min-label-width="0.635cm"/>
        <style:text-properties style:font-name="Symbol"/>
      </text:list-level-style-bullet>
      <text:list-level-style-bullet text:level="8" text:style-name="WW8Num51z1" style:num-suffix="." text:bullet-char="o">
        <style:list-level-properties text:space-before="10.16cm" text:min-label-width="0.635cm"/>
        <style:text-properties style:font-name="Courier New"/>
      </text:list-level-style-bullet>
      <text:list-level-style-bullet text:level="9" text:style-name="WW8Num5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3</text:editing-cycles> <text:s text:c="2"/><text:modification-date style:data-style-name="N84">2006-09-18</text:modification-date><text:tab/><text:title>Conversion Service Manual</text:title><text:tab/><text:span text:style-name="T1">Page </text:span><text:span text:style-name="T1"><text:page-number text:select-page="current">1</text:page-number></text:span><text:span text:style-name="T1"> of </text:span><text:span text:style-name="T1"><text:page-count style:num-format="1">19</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Conversion Service Manual</dc:title>
    <meta:initial-creator>Søren Roug</meta:initial-creator>
    <meta:creation-date>2006-09-18T14:56:58</meta:creation-date>
    <dc:creator>Søren Roug</dc:creator>
    <dc:date>2006-09-18T15:17:51</dc:date>
    <dc:language>en-GB</dc:language>
    <meta:editing-cycles>4</meta:editing-cycles>
    <meta:editing-duration>PT20M54S</meta:editing-duration>
    <meta:template xlink:type="simple" xlink:actuate="onRequest" xlink:role="template" xlink:href="../../../../.openoffice.org2.0/user/template/EEA%20Technical%20Report.ott" xlink:title="EEA Technical Report" meta:date="2006-09-18T14:56:58"/>
    <meta:user-defined meta:name="Info 1"/>
    <meta:user-defined meta:name="Info 2"/>
    <meta:user-defined meta:name="Info 3"/>
    <meta:user-defined meta:name="Info 4"/>
    <meta:document-statistic meta:table-count="1" meta:image-count="7" meta:object-count="0" meta:page-count="19" meta:paragraph-count="326" meta:word-count="4343" meta:character-count="27227"/>
  </office:meta>
</office:document-meta>
</file>